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8.909cm" style:type="right"/>
        </style:tab-stops>
      </style:paragraph-properties>
      <style:text-properties officeooo:rsid="0006990b" officeooo:paragraph-rsid="0006990b"/>
    </style:style>
    <style:style style:name="P2" style:family="paragraph" style:parent-style-name="Footer">
      <style:text-properties officeooo:rsid="00086205" officeooo:paragraph-rsid="0008620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86205" officeooo:paragraph-rsid="0008620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6205" officeooo:paragraph-rsid="0008620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86205" officeooo:paragraph-rsid="0008620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c1a9d" officeooo:paragraph-rsid="000c1a9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86205"/>
    </style:style>
    <style:style style:name="T1" style:family="text">
      <style:text-properties officeooo:rsid="00093d51"/>
    </style:style>
    <style:style style:name="T2" style:family="text">
      <style:text-properties officeooo:rsid="000ccb05"/>
    </style:style>
    <style:style style:name="T3" style:family="text">
      <style:text-properties fo:language="en" fo:country="US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font-size="12pt" fo:font-weight="bold" officeooo:rsid="00086205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l - <text:span text:style-name="T2">3</text:span></text:p>
      <text:p text:style-name="P4"/>
      <text:p text:style-name="P7"><text:span text:style-name="T5">Aim : </text:span><text:span text:style-name="T3">Implement Lexical Analyzer using C Language. (The lexical analyzer should ignore redundant spaces, tabs and new lines. It should also ignore comments. Simulate the same in C language.)</text:span></text:p>
      <text:p text:style-name="P5"/>
      <text:p text:style-name="P6">Program:</text:p>
      <text:p text:style-name="P6"/>
      <text:p text:style-name="P6">Output:</text:p>
      <text:p text:style-name="P6"/>
      <text:p text:style-name="P6">Conclusion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909cm" style:type="right"/>
        </style:tab-stops>
      </style:paragraph-properties>
      <style:text-properties officeooo:rsid="0006990b" officeooo:paragraph-rsid="0006990b"/>
    </style:style>
    <style:style style:name="MP2" style:family="paragraph" style:parent-style-name="Footer">
      <style:text-properties officeooo:rsid="00086205" officeooo:paragraph-rsid="00086205"/>
    </style:style>
    <style:style style:name="MT1" style:family="text">
      <style:text-properties officeooo:rsid="00093d5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E442</text:span> <text:span text:style-name="MT1">Design of Language Processor</text:span><text:tab/><text:tab/> <text:s text:c="12"/>17CE023</text:p>
      </style:header>
      <style:footer>
        <text:p text:style-name="MP2">CSPIT(CE)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22:46:31.061855419</meta:creation-date>
    <dc:date>2020-07-19T10:54:03.074874137</dc:date>
    <meta:editing-duration>PT10M2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4" meta:character-count="297" meta:non-whitespace-character-count="245"/>
  </office:meta>
</office:document-meta>
</file>